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weight="bold" style:font-weight-asian="bold" style:font-weight-complex="bold"/>
    </style:style>
    <style:style style:name="P2" style:family="paragraph" style:parent-style-name="Standard" style:list-style-name="L1">
      <style:text-properties style:font-name="Cambria"/>
    </style:style>
    <style:style style:name="P3" style:family="paragraph" style:parent-style-name="Standard" style:list-style-name="L2">
      <style:text-properties style:font-name="Cambria"/>
    </style:style>
    <style:style style:name="P4" style:family="paragraph" style:parent-style-name="Standard">
      <style:text-properties style:font-name="Cambria" fo:font-weight="bold" style:font-weight-asian="bold" style:font-weight-complex="bold"/>
    </style:style>
    <style:style style:name="P5" style:family="paragraph" style:parent-style-name="Standard">
      <style:text-properties style:font-name="Cambria" fo:language="en" fo:country="GB"/>
    </style:style>
    <style:style style:name="P6" style:family="paragraph" style:parent-style-name="Standard" style:list-style-name="L4">
      <style:text-properties style:font-name="Cambria" fo:language="en" fo:country="GB"/>
    </style:style>
    <style:style style:name="P7" style:family="paragraph" style:parent-style-name="Standard">
      <style:text-properties style:font-name="Cambria" fo:language="en" fo:country="GB" fo:font-weight="bold" style:font-weight-asian="bold" style:font-weight-complex="bold"/>
    </style:style>
    <style:style style:name="P8" style:family="paragraph" style:parent-style-name="Standard" style:list-style-name="L6">
      <style:text-properties style:font-name="Cambria"/>
    </style:style>
    <style:style style:name="P9" style:family="paragraph" style:parent-style-name="Standard" style:list-style-name="L8">
      <style:text-properties style:font-name="Cambria"/>
    </style:style>
    <style:style style:name="P10" style:family="paragraph" style:parent-style-name="Standard" style:list-style-name="L3"/>
    <style:style style:name="P11" style:family="paragraph" style:parent-style-name="Standard" style:list-style-name="">
      <style:paragraph-properties style:text-autospace="none"/>
    </style:style>
    <style:style style:name="P12" style:family="paragraph" style:parent-style-name="Standard" style:list-style-name="L7"/>
    <style:style style:name="P13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 style:list-style-name="">
      <style:paragraph-properties style:text-autospace="none"/>
      <style:text-properties style:font-name="Consola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fo:language="en" fo:country="GB" fo:font-weight="bold" style:font-name-asian="Consolas" style:font-size-asian="9.5pt" style:font-weight-asian="bold" style:font-name-complex="Consolas" style:font-size-complex="9.5pt" style:font-weight-complex="bold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fo:language="en" fo:country="GB" fo:font-weight="bold" style:font-name-asian="Consolas" style:font-size-asian="9.5pt" style:font-weight-asian="bold" style:font-name-complex="Consolas" style:font-size-complex="9.5pt" style:font-weight-complex="bold"/>
    </style:style>
    <style:style style:name="T6" style:family="text">
      <style:text-properties fo:color="#000000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a31515" style:font-name="Consolas" fo:font-size="9.5pt" fo:language="en" fo:country="GB" fo:font-weight="bold" style:font-name-asian="Consolas" style:font-size-asian="9.5pt" style:font-weight-asian="bold" style:font-name-complex="Consolas" style:font-size-complex="9.5pt" style:font-weight-complex="bold"/>
    </style:style>
    <style:style style:name="T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ff" style:font-name="Consolas" fo:font-size="9.5pt" fo:language="en" fo:country="GB" fo:font-weight="bold" style:font-name-asian="Consolas" style:font-size-asian="9.5pt" style:font-weight-asian="bold" style:font-name-complex="Consolas" style:font-size-complex="9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L <text:s/>:(SQL Insert/Update) using SQL Commands</text:p>
      <text:p text:style-name="P1"/>
      <text:list xml:id="list3502169470325961465" text:style-name="L1">
        <text:list-item>
          <text:p text:style-name="P2"><text:span text:style-name="T1">Issue</text:span>:</text:p>
        </text:list-item>
      </text:list>
      <text:list xml:id="list3592021529753459468" text:style-name="L2">
        <text:list-item>
          <text:p text:style-name="P3">Datetime conversion issue due to different format from url passed as parameter </text:p>
          <text:p text:style-name="P3"/>
        </text:list-item>
      </text:list>
      <text:list xml:id="list32294625" text:continue-list="list3502169470325961465" text:style-name="L1">
        <text:list-item>
          <text:p text:style-name="P2"><text:span text:style-name="T1">Analysis</text:span>:</text:p>
        </text:list-item>
      </text:list>
      <text:list xml:id="list122587581940715577" text:style-name="L3">
        <text:list-item>
          <text:p text:style-name="P10">We tried with various possible conversion methods but still we faced same issue in various cases of different formats.</text:p>
          <text:p text:style-name="P10"/>
        </text:list-item>
      </text:list>
      <text:list xml:id="list32266482" text:continue-list="list32294625" text:style-name="L1">
        <text:list-item>
          <text:p text:style-name="P2"><text:span text:style-name="T1">Solution</text:span>:</text:p>
        </text:list-item>
      </text:list>
      <text:list xml:id="list1682062861258514198" text:style-name="L4">
        <text:list-item>
          <text:p text:style-name="P6">Finally, as discussed with Jitendra we finalized format as mm-dd-yyyy to pass as input in browser url so that we can convert date using en-us format as below :</text:p>
        </text:list-item>
        <text:list-item>
          <text:p text:style-name="P6"><text:span text:style-name="T2">Convert</text:span><text:span text:style-name="T4">.ToDateTime(startDate, </text:span><text:span text:style-name="T2">CultureInfo</text:span><text:span text:style-name="T4">.CreateSpecificCulture(</text:span><text:span text:style-name="T7">"en-US"</text:span><text:span text:style-name="T4">)) </text:span></text:p>
        </text:list-item>
      </text:list>
      <text:p text:style-name="P5"><text:span text:style-name="T4"/></text:p>
      <text:p text:style-name="P7"><text:span text:style-name="T4">DAL <text:s/>:(SQL Insert/Update) using Entity Framework :</text:span></text:p>
      <text:p text:style-name="P7"><text:span text:style-name="T4"/></text:p>
      <text:list xml:id="list32276968" text:continue-list="list32266482" text:style-name="L1">
        <text:list-item>
          <text:p text:style-name="P2"><text:span text:style-name="T1">Issue</text:span>:</text:p>
        </text:list-item>
      </text:list>
      <text:list xml:id="list3266944245357402279" text:style-name="L6">
        <text:list-item>
          <text:p text:style-name="P8">Unable to update sql through DTO classes due to error raising that DTO class &amp; sql table are not matched &amp; model is not part of <text:s/>dbcontext.</text:p>
          <text:p text:style-name="P8"/>
        </text:list-item>
      </text:list>
      <text:list xml:id="list32271555" text:continue-list="list32276968" text:style-name="L1">
        <text:list-item>
          <text:p text:style-name="P2"><text:span text:style-name="T1">Analysis</text:span>:</text:p>
        </text:list-item>
      </text:list>
      <text:list xml:id="list2206716301951689565" text:style-name="L7">
        <text:list-item>
          <text:p text:style-name="P12">We found that inspite of attributes sets in <text:s/>Modal class entity framework was not able to map modal with sql table</text:p>
          <text:p text:style-name="P12"/>
        </text:list-item>
      </text:list>
      <text:list xml:id="list32289136" text:continue-list="list32271555" text:style-name="L1">
        <text:list-item>
          <text:p text:style-name="P2"><text:span text:style-name="T1">Solution</text:span>:</text:p>
        </text:list-item>
      </text:list>
      <text:list xml:id="list6984741080130554740" text:style-name="L8">
        <text:list-item>
          <text:p text:style-name="P9"><text:span text:style-name="T5">We add mapping of modal classes in DBContext class in </text:span><text:span text:style-name="T4">OnModelCreating</text:span><text:span text:style-name="T5"> event as below:</text:span></text:p>
        </text:list-item>
      </text:list>
      <text:p text:style-name="Standard"><text:span text:style-name="T5"><text:tab/></text:span></text:p>
      <text:p text:style-name="Standard"><text:span text:style-name="T5"><text:tab/> </text:span><text:span text:style-name="T10">protected</text:span><text:span text:style-name="T5"> </text:span><text:span text:style-name="T10">override</text:span><text:span text:style-name="T5"> </text:span><text:span text:style-name="T10">void</text:span><text:span text:style-name="T5"> OnModelCreating(</text:span><text:span text:style-name="T3">DbModelBuilder</text:span><text:span text:style-name="T5"> modelBuilder)</text:span></text:p>
      <text:p text:style-name="P13"><text:s text:c="8"/>{</text:p>
      <text:p text:style-name="P11"><text:span text:style-name="T4"><text:s text:c="12"/></text:span><text:span text:style-name="T9">base</text:span><text:span text:style-name="T4">.OnModelCreating(modelBuilder);</text:span></text:p>
      <text:p text:style-name="P11"><text:span text:style-name="T4"><text:s text:c="12"/>modelBuilder.Entity&lt;DTO.</text:span><text:span text:style-name="T2">Customer</text:span><text:span text:style-name="T4">&gt;().ToTable(</text:span><text:span text:style-name="T7">"customers"</text:span><text:span text:style-name="T4">);</text:span></text:p>
      <text:p text:style-name="P14"><text:span text:style-name="T6"><text:s text:c="8"/>}</text:span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8T14:52:36.58</meta:creation-date>
    <dc:date>2018-01-09T12:08:29.99</dc:date>
    <meta:editing-duration>PT43M36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21" meta:word-count="165" meta:character-count="1134"/>
  </office:meta>
</office:document-meta>
</file>